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cm"/>
    </style:style>
    <style:style style:name="co2" style:family="table-column">
      <style:table-column-properties fo:break-before="auto" style:column-width="4.8cm"/>
    </style:style>
    <style:style style:name="co3" style:family="table-column">
      <style:table-column-properties fo:break-before="auto" style:column-width="4.6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2"/>
        <table:table-column table:style-name="co2" table:number-columns-repeated="1018" table:default-cell-style-name="Default"/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CON_BOX_10L</text:p>
          </table:table-cell>
          <table:table-cell office:value-type="string">
            <text:p>SV5</text:p>
          </table:table-cell>
          <table:table-cell office:value-type="string">
            <text:p>Farnell 1099245 od 835993</text:p>
          </table:table-cell>
          <table:table-cell table:formula="of:=[.A1]*2" office:value-type="float" office:value="2">
            <text:p>2</text:p>
          </table:table-cell>
          <table:table-cell table:formula="of:=MID([.E1];9;7)" office:value-type="string" office:string-value="1099245">
            <text:p>1099245</text:p>
          </table:table-cell>
          <table:table-cell table:formula="of:=IF([.G1]&lt;&gt;&quot;&quot;;[.G1]&amp;&quot;,&quot;&amp;[.F1]&amp;&quot;, &quot;&amp;[.I1];&quot;&quot;)" office:value-type="string" office:string-value="1099245,2, CON_BOX_10L SV5">
            <text:p>1099245,2, CON_BOX_10L SV5</text:p>
          </table:table-cell>
          <table:table-cell table:formula="of:=SUBSTITUTE([.C1]&amp;&quot; &quot;&amp;[.D1];&quot;,&quot;;&quot;&quot;)" office:value-type="string" office:string-value="CON_BOX_10L SV5">
            <text:p>CON_BOX_10L SV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LED5MM</text:p>
          </table:table-cell>
          <table:table-cell office:value-type="string">
            <text:p>LED1</text:p>
          </table:table-cell>
          <table:table-cell table:style-name="ce2"/>
          <table:table-cell table:formula="of:=[.A2]*2" office:value-type="float" office:value="2">
            <text:p>2</text:p>
          </table:table-cell>
          <table:table-cell table:formula="of:=MID([.E2];9;7)">
            <text:p/>
          </table:table-cell>
          <table:table-cell table:formula="of:=IF([.G2]&lt;&gt;&quot;&quot;;[.G2]&amp;&quot;,&quot;&amp;[.F2]&amp;&quot;, &quot;&amp;[.I2];&quot;&quot;)">
            <text:p/>
          </table:table-cell>
          <table:table-cell table:formula="of:=SUBSTITUTE([.C2]&amp;&quot; &quot;&amp;[.D2];&quot;,&quot;;&quot;&quot;)" office:value-type="string" office:string-value="LED5MM LED1">
            <text:p>LED5MM LED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R</text:p>
          </table:table-cell>
          <table:table-cell office:value-type="string">
            <text:p>R-EU_R2010</text:p>
          </table:table-cell>
          <table:table-cell office:value-type="string">
            <text:p>R51</text:p>
          </table:table-cell>
          <table:table-cell office:value-type="string">
            <text:p>Farnell 1100053</text:p>
          </table:table-cell>
          <table:table-cell table:formula="of:=[.A3]*2" office:value-type="float" office:value="2">
            <text:p>2</text:p>
          </table:table-cell>
          <table:table-cell table:formula="of:=MID([.E3];9;7)" office:value-type="string" office:string-value="1100053">
            <text:p>1100053</text:p>
          </table:table-cell>
          <table:table-cell table:formula="of:=IF([.G3]&lt;&gt;&quot;&quot;;[.G3]&amp;&quot;,&quot;&amp;[.F3]&amp;&quot;, &quot;&amp;[.I3];&quot;&quot;)" office:value-type="string" office:string-value="1100053,2, R-EU_R2010 R51">
            <text:p>1100053,2, R-EU_R2010 R51</text:p>
          </table:table-cell>
          <table:table-cell table:formula="of:=SUBSTITUTE([.C3]&amp;&quot; &quot;&amp;[.D3];&quot;,&quot;;&quot;&quot;)" office:value-type="string" office:string-value="R-EU_R2010 R51">
            <text:p>R-EU_R2010 R5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05R</text:p>
          </table:table-cell>
          <table:table-cell office:value-type="string">
            <text:p>R-EU_R2010</text:p>
          </table:table-cell>
          <table:table-cell office:value-type="string">
            <text:p>R20</text:p>
          </table:table-cell>
          <table:table-cell office:value-type="string">
            <text:p>Farnell 1621986</text:p>
          </table:table-cell>
          <table:table-cell table:style-name="ce4" office:value-type="float" office:value="25">
            <text:p>25</text:p>
          </table:table-cell>
          <table:table-cell table:formula="of:=MID([.E4];9;7)" office:value-type="string" office:string-value="1621986">
            <text:p>1621986</text:p>
          </table:table-cell>
          <table:table-cell table:formula="of:=IF([.G4]&lt;&gt;&quot;&quot;;[.G4]&amp;&quot;,&quot;&amp;[.F4]&amp;&quot;, &quot;&amp;[.I4];&quot;&quot;)" office:value-type="string" office:string-value="1621986,25, R-EU_R2010 R20">
            <text:p>1621986,25, R-EU_R2010 R20</text:p>
          </table:table-cell>
          <table:table-cell table:formula="of:=SUBSTITUTE([.C4]&amp;&quot; &quot;&amp;[.D4];&quot;,&quot;;&quot;&quot;)" office:value-type="string" office:string-value="R-EU_R2010 R20">
            <text:p>R-EU_R2010 R20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R</text:p>
          </table:table-cell>
          <table:table-cell office:value-type="string">
            <text:p>R-EU_R0603</text:p>
          </table:table-cell>
          <table:table-cell office:value-type="string">
            <text:p>R1, R2, R3, R5, R9, R10, R100, R101, R501, R502</text:p>
          </table:table-cell>
          <table:table-cell table:style-name="ce2"/>
          <table:table-cell table:formula="of:=[.A5]*2" office:value-type="float" office:value="20">
            <text:p>20</text:p>
          </table:table-cell>
          <table:table-cell table:formula="of:=MID([.E5];9;7)">
            <text:p/>
          </table:table-cell>
          <table:table-cell table:formula="of:=IF([.G5]&lt;&gt;&quot;&quot;;[.G5]&amp;&quot;,&quot;&amp;[.F5]&amp;&quot;, &quot;&amp;[.I5];&quot;&quot;)">
            <text:p/>
          </table:table-cell>
          <table:table-cell table:formula="of:=SUBSTITUTE([.C5]&amp;&quot; &quot;&amp;[.D5];&quot;,&quot;;&quot;&quot;)" office:value-type="string" office:string-value="R-EU_R0603 R1 R2 R3 R5 R9 R10 R100 R101 R501 R502">
            <text:p>R-EU_R0603 R1 R2 R3 R5 R9 R10 R100 R101 R501 R50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 - 0.1%</text:p>
          </table:table-cell>
          <table:table-cell office:value-type="string">
            <text:p>R-EU_R0603</text:p>
          </table:table-cell>
          <table:table-cell office:value-type="string">
            <text:p>R69</text:p>
          </table:table-cell>
          <table:table-cell office:value-type="string">
            <text:p>Farnell 1653252</text:p>
          </table:table-cell>
          <table:table-cell table:style-name="ce5" office:value-type="float" office:value="0">
            <text:p>0</text:p>
          </table:table-cell>
          <table:table-cell/>
          <table:table-cell table:formula="of:=IF([.G6]&lt;&gt;&quot;&quot;;[.G6]&amp;&quot;,&quot;&amp;[.F6]&amp;&quot;, &quot;&amp;[.I6];&quot;&quot;)">
            <text:p/>
          </table:table-cell>
          <table:table-cell table:formula="of:=SUBSTITUTE([.C6]&amp;&quot; &quot;&amp;[.D6];&quot;,&quot;;&quot;&quot;)" office:value-type="string" office:string-value="R-EU_R0603 R69">
            <text:p>R-EU_R0603 R69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u</text:p>
          </table:table-cell>
          <table:table-cell office:value-type="string">
            <text:p>C-EUC1206K</text:p>
          </table:table-cell>
          <table:table-cell office:value-type="string">
            <text:p>C11, C13, C15, C30, C31, C32, C33, C35</text:p>
          </table:table-cell>
          <table:table-cell office:value-type="string">
            <text:p>Farnell 1759446</text:p>
          </table:table-cell>
          <table:table-cell table:style-name="ce4" office:value-type="float" office:value="20">
            <text:p>20</text:p>
          </table:table-cell>
          <table:table-cell table:formula="of:=MID([.E7];9;7)" office:value-type="string" office:string-value="1759446">
            <text:p>1759446</text:p>
          </table:table-cell>
          <table:table-cell table:formula="of:=IF([.G7]&lt;&gt;&quot;&quot;;[.G7]&amp;&quot;,&quot;&amp;[.F7]&amp;&quot;, &quot;&amp;[.I7];&quot;&quot;)" office:value-type="string" office:string-value="1759446,20, C-EUC1206K C11 C13 C15 C30 C31 C32 C33 C35">
            <text:p>1759446,20, C-EUC1206K C11 C13 C15 C30 C31 C32 C33 C35</text:p>
          </table:table-cell>
          <table:table-cell table:formula="of:=SUBSTITUTE([.C7]&amp;&quot; &quot;&amp;[.D7];&quot;,&quot;;&quot;&quot;)" office:value-type="string" office:string-value="C-EUC1206K C11 C13 C15 C30 C31 C32 C33 C35">
            <text:p>C-EUC1206K C11 C13 C15 C30 C31 C32 C33 C3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 - 0.1%</text:p>
          </table:table-cell>
          <table:table-cell office:value-type="string">
            <text:p>R-EU_R0603</text:p>
          </table:table-cell>
          <table:table-cell office:value-type="string">
            <text:p>R68</text:p>
          </table:table-cell>
          <table:table-cell office:value-type="string">
            <text:p>Farnell 1653263</text:p>
          </table:table-cell>
          <table:table-cell table:formula="of:=[.A8]*2" office:value-type="float" office:value="2">
            <text:p>2</text:p>
          </table:table-cell>
          <table:table-cell/>
          <table:table-cell table:formula="of:=IF([.G8]&lt;&gt;&quot;&quot;;[.G8]&amp;&quot;,&quot;&amp;[.F8]&amp;&quot;, &quot;&amp;[.I8];&quot;&quot;)">
            <text:p/>
          </table:table-cell>
          <table:table-cell table:formula="of:=SUBSTITUTE([.C8]&amp;&quot; &quot;&amp;[.D8];&quot;,&quot;;&quot;&quot;)" office:value-type="string" office:string-value="R-EU_R0603 R68">
            <text:p>R-EU_R0603 R6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 office:value-type="string">
            <text:p>R-EU_R0603</text:p>
          </table:table-cell>
          <table:table-cell office:value-type="string">
            <text:p>R11, R24</text:p>
          </table:table-cell>
          <table:table-cell table:style-name="ce2"/>
          <table:table-cell table:formula="of:=[.A9]*2" office:value-type="float" office:value="4">
            <text:p>4</text:p>
          </table:table-cell>
          <table:table-cell table:formula="of:=MID([.E9];9;7)">
            <text:p/>
          </table:table-cell>
          <table:table-cell table:formula="of:=IF([.G9]&lt;&gt;&quot;&quot;;[.G9]&amp;&quot;,&quot;&amp;[.F9]&amp;&quot;, &quot;&amp;[.I9];&quot;&quot;)">
            <text:p/>
          </table:table-cell>
          <table:table-cell table:formula="of:=SUBSTITUTE([.C9]&amp;&quot; &quot;&amp;[.D9];&quot;,&quot;;&quot;&quot;)" office:value-type="string" office:string-value="R-EU_R0603 R11 R24">
            <text:p>R-EU_R0603 R11 R24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 office:value-type="string">
            <text:p>R-EU_R0603</text:p>
          </table:table-cell>
          <table:table-cell office:value-type="string">
            <text:p>R43, R44, R45, R46, R47, R48, R75, R77</text:p>
          </table:table-cell>
          <table:table-cell table:style-name="ce2"/>
          <table:table-cell table:formula="of:=[.A10]*2" office:value-type="float" office:value="16">
            <text:p>16</text:p>
          </table:table-cell>
          <table:table-cell table:formula="of:=MID([.E10];9;7)">
            <text:p/>
          </table:table-cell>
          <table:table-cell table:formula="of:=IF([.G10]&lt;&gt;&quot;&quot;;[.G10]&amp;&quot;,&quot;&amp;[.F10]&amp;&quot;, &quot;&amp;[.I10];&quot;&quot;)">
            <text:p/>
          </table:table-cell>
          <table:table-cell table:formula="of:=SUBSTITUTE([.C10]&amp;&quot; &quot;&amp;[.D10];&quot;,&quot;;&quot;&quot;)" office:value-type="string" office:string-value="R-EU_R0603 R43 R44 R45 R46 R47 R48 R75 R77">
            <text:p>R-EU_R0603 R43 R44 R45 R46 R47 R48 R75 R77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µF</text:p>
          </table:table-cell>
          <table:table-cell office:value-type="string">
            <text:p>C-EUC1206K</text:p>
          </table:table-cell>
          <table:table-cell office:value-type="string">
            <text:p>C12</text:p>
          </table:table-cell>
          <table:table-cell office:value-type="string">
            <text:p>Farnell 1611967</text:p>
          </table:table-cell>
          <table:table-cell office:value-type="float" office:value="20">
            <text:p>20</text:p>
          </table:table-cell>
          <table:table-cell table:formula="of:=MID([.E11];9;7)" office:value-type="string" office:string-value="1611967">
            <text:p>1611967</text:p>
          </table:table-cell>
          <table:table-cell table:formula="of:=IF([.G11]&lt;&gt;&quot;&quot;;[.G11]&amp;&quot;,&quot;&amp;[.F11]&amp;&quot;, &quot;&amp;[.I11];&quot;&quot;)" office:value-type="string" office:string-value="1611967,20, C-EUC1206K C12">
            <text:p>1611967,20, C-EUC1206K C12</text:p>
          </table:table-cell>
          <table:table-cell table:formula="of:=SUBSTITUTE([.C11]&amp;&quot; &quot;&amp;[.D11];&quot;,&quot;;&quot;&quot;)" office:value-type="string" office:string-value="C-EUC1206K C12">
            <text:p>C-EUC1206K C1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R-EU_R0603</text:p>
          </table:table-cell>
          <table:table-cell office:value-type="string">
            <text:p>R4, R8, R87, R88</text:p>
          </table:table-cell>
          <table:table-cell table:style-name="ce2"/>
          <table:table-cell table:formula="of:=[.A12]*2" office:value-type="float" office:value="8">
            <text:p>8</text:p>
          </table:table-cell>
          <table:table-cell table:formula="of:=MID([.E12];9;7)">
            <text:p/>
          </table:table-cell>
          <table:table-cell table:formula="of:=IF([.G12]&lt;&gt;&quot;&quot;;[.G12]&amp;&quot;,&quot;&amp;[.F12]&amp;&quot;, &quot;&amp;[.I12];&quot;&quot;)">
            <text:p/>
          </table:table-cell>
          <table:table-cell table:formula="of:=SUBSTITUTE([.C12]&amp;&quot; &quot;&amp;[.D12];&quot;,&quot;;&quot;&quot;)" office:value-type="string" office:string-value="R-EU_R0603 R4 R8 R87 R88">
            <text:p>R-EU_R0603 R4 R8 R87 R88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-EU_R2512</text:p>
          </table:table-cell>
          <table:table-cell office:value-type="string">
            <text:p>R17, R18, R19, R21, R22, R32</text:p>
          </table:table-cell>
          <table:table-cell office:value-type="string">
            <text:p>Farnell 9235892 od 1100110</text:p>
          </table:table-cell>
          <table:table-cell table:formula="of:=[.A13]*2" office:value-type="float" office:value="12">
            <text:p>12</text:p>
          </table:table-cell>
          <table:table-cell table:formula="of:=MID([.E13];9;7)" office:value-type="string" office:string-value="9235892">
            <text:p>9235892</text:p>
          </table:table-cell>
          <table:table-cell table:formula="of:=IF([.G13]&lt;&gt;&quot;&quot;;[.G13]&amp;&quot;,&quot;&amp;[.F13]&amp;&quot;, &quot;&amp;[.I13];&quot;&quot;)" office:value-type="string" office:string-value="9235892,12, R-EU_R2512 R17 R18 R19 R21 R22 R32">
            <text:p>9235892,12, R-EU_R2512 R17 R18 R19 R21 R22 R32</text:p>
          </table:table-cell>
          <table:table-cell table:formula="of:=SUBSTITUTE([.C13]&amp;&quot; &quot;&amp;[.D13];&quot;,&quot;;&quot;&quot;)" office:value-type="string" office:string-value="R-EU_R2512 R17 R18 R19 R21 R22 R32">
            <text:p>R-EU_R2512 R17 R18 R19 R21 R22 R32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6, R38, R39, R40, R41, R42, R49, R50, R79, R80, R81, R82, R83, R84, R85, R86, R89, R90</text:p>
          </table:table-cell>
          <table:table-cell table:style-name="ce2"/>
          <table:table-cell table:formula="of:=[.A14]*2" office:value-type="float" office:value="36">
            <text:p>36</text:p>
          </table:table-cell>
          <table:table-cell table:formula="of:=MID([.E14];9;7)">
            <text:p/>
          </table:table-cell>
          <table:table-cell table:formula="of:=IF([.G14]&lt;&gt;&quot;&quot;;[.G14]&amp;&quot;,&quot;&amp;[.F14]&amp;&quot;, &quot;&amp;[.I14];&quot;&quot;)">
            <text:p/>
          </table:table-cell>
          <table:table-cell table:formula="of:=SUBSTITUTE([.C14]&amp;&quot; &quot;&amp;[.D14];&quot;,&quot;;&quot;&quot;)" office:value-type="string" office:string-value="R-EU_R0603 R6 R38 R39 R40 R41 R42 R49 R50 R79 R80 R81 R82 R83 R84 R85 R86 R89 R90">
            <text:p>R-EU_R0603 R6 R38 R39 R40 R41 R42 R49 R50 R79 R80 R81 R82 R83 R84 R85 R86 R89 R9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 - 0.1%</text:p>
          </table:table-cell>
          <table:table-cell office:value-type="string">
            <text:p>R-EU_R0603</text:p>
          </table:table-cell>
          <table:table-cell office:value-type="string">
            <text:p>R29, R31</text:p>
          </table:table-cell>
          <table:table-cell office:value-type="string">
            <text:p>Farnell 1653253</text:p>
          </table:table-cell>
          <table:table-cell table:formula="of:=[.A15]*2" office:value-type="float" office:value="4">
            <text:p>4</text:p>
          </table:table-cell>
          <table:table-cell table:formula="of:=MID([.E15];9;7)" office:value-type="string" office:string-value="1653253">
            <text:p>1653253</text:p>
          </table:table-cell>
          <table:table-cell table:formula="of:=IF([.G15]&lt;&gt;&quot;&quot;;[.G15]&amp;&quot;,&quot;&amp;[.F15]&amp;&quot;, &quot;&amp;[.I15];&quot;&quot;)" office:value-type="string" office:string-value="1653253,4, R-EU_R0603 R29 R31">
            <text:p>1653253,4, R-EU_R0603 R29 R31</text:p>
          </table:table-cell>
          <table:table-cell table:formula="of:=SUBSTITUTE([.C15]&amp;&quot; &quot;&amp;[.D15];&quot;,&quot;;&quot;&quot;)" office:value-type="string" office:string-value="R-EU_R0603 R29 R31">
            <text:p>R-EU_R0603 R29 R3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p</text:p>
          </table:table-cell>
          <table:table-cell office:value-type="string">
            <text:p>C-EUC0603</text:p>
          </table:table-cell>
          <table:table-cell office:value-type="string">
            <text:p>C21, C22</text:p>
          </table:table-cell>
          <table:table-cell office:value-type="string">
            <text:p>Farnell 1414600 </text:p>
          </table:table-cell>
          <table:table-cell office:value-type="float" office:value="100">
            <text:p>100</text:p>
          </table:table-cell>
          <table:table-cell table:formula="of:=MID([.E16];9;7)" office:value-type="string" office:string-value="1414600">
            <text:p>1414600</text:p>
          </table:table-cell>
          <table:table-cell table:formula="of:=IF([.G16]&lt;&gt;&quot;&quot;;[.G16]&amp;&quot;,&quot;&amp;[.F16]&amp;&quot;, &quot;&amp;[.I16];&quot;&quot;)" office:value-type="string" office:string-value="1414600,100, C-EUC0603 C21 C22">
            <text:p>1414600,100, C-EUC0603 C21 C22</text:p>
          </table:table-cell>
          <table:table-cell table:formula="of:=SUBSTITUTE([.C16]&amp;&quot; &quot;&amp;[.D16];&quot;,&quot;;&quot;&quot;)" office:value-type="string" office:string-value="C-EUC0603 C21 C22">
            <text:p>C-EUC0603 C21 C2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V BZT55C15</text:p>
          </table:table-cell>
          <table:table-cell office:value-type="string">
            <text:p>ZENER-DIODESOD80C</text:p>
          </table:table-cell>
          <table:table-cell office:value-type="string">
            <text:p>D5</text:p>
          </table:table-cell>
          <table:table-cell office:value-type="string">
            <text:p>Farnell 1621844</text:p>
          </table:table-cell>
          <table:table-cell table:formula="of:=[.A17]*2" office:value-type="float" office:value="2">
            <text:p>2</text:p>
          </table:table-cell>
          <table:table-cell table:formula="of:=MID([.E17];9;7)" office:value-type="string" office:string-value="1621844">
            <text:p>1621844</text:p>
          </table:table-cell>
          <table:table-cell table:formula="of:=IF([.G17]&lt;&gt;&quot;&quot;;[.G17]&amp;&quot;,&quot;&amp;[.F17]&amp;&quot;, &quot;&amp;[.I17];&quot;&quot;)" office:value-type="string" office:string-value="1621844,2, ZENER-DIODESOD80C D5">
            <text:p>1621844,2, ZENER-DIODESOD80C D5</text:p>
          </table:table-cell>
          <table:table-cell table:formula="of:=SUBSTITUTE([.C17]&amp;&quot; &quot;&amp;[.D17];&quot;,&quot;;&quot;&quot;)" office:value-type="string" office:string-value="ZENER-DIODESOD80C D5">
            <text:p>ZENER-DIODESOD80C D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CRYSTALHC49U-V</text:p>
          </table:table-cell>
          <table:table-cell office:value-type="string">
            <text:p>QU</text:p>
          </table:table-cell>
          <table:table-cell office:value-type="string">
            <text:p>Farnell 1469641</text:p>
          </table:table-cell>
          <table:table-cell office:value-type="float" office:value="0">
            <text:p>0</text:p>
          </table:table-cell>
          <table:table-cell/>
          <table:table-cell table:formula="of:=IF([.G18]&lt;&gt;&quot;&quot;;[.G18]&amp;&quot;,&quot;&amp;[.F18]&amp;&quot;, &quot;&amp;[.I18];&quot;&quot;)">
            <text:p/>
          </table:table-cell>
          <table:table-cell table:formula="of:=SUBSTITUTE([.C18]&amp;&quot; &quot;&amp;[.D18];&quot;,&quot;;&quot;&quot;)" office:value-type="string" office:string-value="CRYSTALHC49U-V QU">
            <text:p>CRYSTALHC49U-V QU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8k - 0.1%</text:p>
          </table:table-cell>
          <table:table-cell office:value-type="string">
            <text:p>R-EU_R0603</text:p>
          </table:table-cell>
          <table:table-cell office:value-type="string">
            <text:p>R67</text:p>
          </table:table-cell>
          <table:table-cell office:value-type="string">
            <text:p>Farnell 1160373 od 1400600</text:p>
          </table:table-cell>
          <table:table-cell table:formula="of:=[.A19]*2" office:value-type="float" office:value="2">
            <text:p>2</text:p>
          </table:table-cell>
          <table:table-cell/>
          <table:table-cell table:formula="of:=IF([.G19]&lt;&gt;&quot;&quot;;[.G19]&amp;&quot;,&quot;&amp;[.F19]&amp;&quot;, &quot;&amp;[.I19];&quot;&quot;)">
            <text:p/>
          </table:table-cell>
          <table:table-cell table:formula="of:=SUBSTITUTE([.C19]&amp;&quot; &quot;&amp;[.D19];&quot;,&quot;;&quot;&quot;)" office:value-type="string" office:string-value="R-EU_R0603 R67">
            <text:p>R-EU_R0603 R67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k - 0.1%</text:p>
          </table:table-cell>
          <table:table-cell office:value-type="string">
            <text:p>R-EU_R0603</text:p>
          </table:table-cell>
          <table:table-cell office:value-type="string">
            <text:p>R2B, R27, R34, R35, R52, R60, R61, R62, R63, R64, R65, R66</text:p>
          </table:table-cell>
          <table:table-cell office:value-type="string">
            <text:p>Farnell 1653264</text:p>
          </table:table-cell>
          <table:table-cell table:formula="of:=[.A20]*2" office:value-type="float" office:value="24">
            <text:p>24</text:p>
          </table:table-cell>
          <table:table-cell/>
          <table:table-cell table:formula="of:=IF([.G20]&lt;&gt;&quot;&quot;;[.G20]&amp;&quot;,&quot;&amp;[.F20]&amp;&quot;, &quot;&amp;[.I20];&quot;&quot;)">
            <text:p/>
          </table:table-cell>
          <table:table-cell table:formula="of:=SUBSTITUTE([.C20]&amp;&quot; &quot;&amp;[.D20];&quot;,&quot;;&quot;&quot;)" office:value-type="string" office:string-value="R-EU_R0603 R2B R27 R34 R35 R52 R60 R61 R62 R63 R64 R65 R66">
            <text:p>R-EU_R0603 R2B R27 R34 R35 R52 R60 R61 R62 R63 R64 R65 R66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7k - 0.1%</text:p>
          </table:table-cell>
          <table:table-cell office:value-type="string">
            <text:p>R-EU_R0603</text:p>
          </table:table-cell>
          <table:table-cell office:value-type="string">
            <text:p>R1B, R25, R33, R36, R37, R53, R54, R55, R56, R57, R58, R59</text:p>
          </table:table-cell>
          <table:table-cell office:value-type="string">
            <text:p>Farnell 1692500</text:p>
          </table:table-cell>
          <table:table-cell table:formula="of:=[.A21]*2" office:value-type="float" office:value="24">
            <text:p>24</text:p>
          </table:table-cell>
          <table:table-cell/>
          <table:table-cell table:formula="of:=IF([.G21]&lt;&gt;&quot;&quot;;[.G21]&amp;&quot;,&quot;&amp;[.F21]&amp;&quot;, &quot;&amp;[.I21];&quot;&quot;)">
            <text:p/>
          </table:table-cell>
          <table:table-cell table:formula="of:=SUBSTITUTE([.C21]&amp;&quot; &quot;&amp;[.D21];&quot;,&quot;;&quot;&quot;)" office:value-type="string" office:string-value="R-EU_R0603 R1B R25 R33 R36 R37 R53 R54 R55 R56 R57 R58 R59">
            <text:p>R-EU_R0603 R1B R25 R33 R36 R37 R53 R54 R55 R56 R57 R58 R59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nH</text:p>
          </table:table-cell>
          <table:table-cell office:value-type="string">
            <text:p>R-EU_R0603</text:p>
          </table:table-cell>
          <table:table-cell office:value-type="string">
            <text:p>L7</text:p>
          </table:table-cell>
          <table:table-cell office:value-type="string">
            <text:p>Farnell 1457815</text:p>
          </table:table-cell>
          <table:table-cell table:formula="of:=[.A22]*2" office:value-type="float" office:value="2">
            <text:p>2</text:p>
          </table:table-cell>
          <table:table-cell table:formula="of:=MID([.E22];9;7)" office:value-type="string" office:string-value="1457815">
            <text:p>1457815</text:p>
          </table:table-cell>
          <table:table-cell table:formula="of:=IF([.G22]&lt;&gt;&quot;&quot;;[.G22]&amp;&quot;,&quot;&amp;[.F22]&amp;&quot;, &quot;&amp;[.I22];&quot;&quot;)" office:value-type="string" office:string-value="1457815,2, R-EU_R0603 L7">
            <text:p>1457815,2, R-EU_R0603 L7</text:p>
          </table:table-cell>
          <table:table-cell table:formula="of:=SUBSTITUTE([.C22]&amp;&quot; &quot;&amp;[.D22];&quot;,&quot;;&quot;&quot;)" office:value-type="string" office:string-value="R-EU_R0603 L7">
            <text:p>R-EU_R0603 L7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k - 0.1%</text:p>
          </table:table-cell>
          <table:table-cell office:value-type="string">
            <text:p>R-EU_R0603</text:p>
          </table:table-cell>
          <table:table-cell office:value-type="string">
            <text:p>R28</text:p>
          </table:table-cell>
          <table:table-cell office:value-type="string">
            <text:p>Farnell 1653270</text:p>
          </table:table-cell>
          <table:table-cell table:formula="of:=[.A23]*2" office:value-type="float" office:value="2">
            <text:p>2</text:p>
          </table:table-cell>
          <table:table-cell/>
          <table:table-cell table:formula="of:=IF([.G23]&lt;&gt;&quot;&quot;;[.G23]&amp;&quot;,&quot;&amp;[.F23]&amp;&quot;, &quot;&amp;[.I23];&quot;&quot;)">
            <text:p/>
          </table:table-cell>
          <table:table-cell table:formula="of:=SUBSTITUTE([.C23]&amp;&quot; &quot;&amp;[.D23];&quot;,&quot;;&quot;&quot;)" office:value-type="string" office:string-value="R-EU_R0603 R28">
            <text:p>R-EU_R0603 R28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3k - 0.1%</text:p>
          </table:table-cell>
          <table:table-cell office:value-type="string">
            <text:p>R-EU_R0603</text:p>
          </table:table-cell>
          <table:table-cell office:value-type="string">
            <text:p>R30</text:p>
          </table:table-cell>
          <table:table-cell office:value-type="string">
            <text:p>Farnell 1400610 od 1670198</text:p>
          </table:table-cell>
          <table:table-cell table:formula="of:=[.A24]*2" office:value-type="float" office:value="2">
            <text:p>2</text:p>
          </table:table-cell>
          <table:table-cell/>
          <table:table-cell table:formula="of:=IF([.G24]&lt;&gt;&quot;&quot;;[.G24]&amp;&quot;,&quot;&amp;[.F24]&amp;&quot;, &quot;&amp;[.I24];&quot;&quot;)">
            <text:p/>
          </table:table-cell>
          <table:table-cell table:formula="of:=SUBSTITUTE([.C24]&amp;&quot; &quot;&amp;[.D24];&quot;,&quot;;&quot;&quot;)" office:value-type="string" office:string-value="R-EU_R0603 R30">
            <text:p>R-EU_R0603 R3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3k4 - 0.1%</text:p>
          </table:table-cell>
          <table:table-cell office:value-type="string">
            <text:p>R-EU_R0603</text:p>
          </table:table-cell>
          <table:table-cell office:value-type="string">
            <text:p>R70, R71, R72</text:p>
          </table:table-cell>
          <table:table-cell office:value-type="string">
            <text:p>Farnell 1353179</text:p>
          </table:table-cell>
          <table:table-cell table:formula="of:=[.A25]*2" office:value-type="float" office:value="6">
            <text:p>6</text:p>
          </table:table-cell>
          <table:table-cell/>
          <table:table-cell table:formula="of:=IF([.G25]&lt;&gt;&quot;&quot;;[.G25]&amp;&quot;,&quot;&amp;[.F25]&amp;&quot;, &quot;&amp;[.I25];&quot;&quot;)">
            <text:p/>
          </table:table-cell>
          <table:table-cell table:formula="of:=SUBSTITUTE([.C25]&amp;&quot; &quot;&amp;[.D25];&quot;,&quot;;&quot;&quot;)" office:value-type="string" office:string-value="R-EU_R0603 R70 R71 R72">
            <text:p>R-EU_R0603 R70 R71 R7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8L05SMD</text:p>
          </table:table-cell>
          <table:table-cell office:value-type="string">
            <text:p>IC4</text:p>
          </table:table-cell>
          <table:table-cell office:value-type="string">
            <text:p>Farnell 1087098</text:p>
          </table:table-cell>
          <table:table-cell office:value-type="float" office:value="10">
            <text:p>10</text:p>
          </table:table-cell>
          <table:table-cell/>
          <table:table-cell table:formula="of:=IF([.G26]&lt;&gt;&quot;&quot;;[.G26]&amp;&quot;,&quot;&amp;[.F26]&amp;&quot;, &quot;&amp;[.I26];&quot;&quot;)">
            <text:p/>
          </table:table-cell>
          <table:table-cell table:formula="of:=SUBSTITUTE([.C26]&amp;&quot; &quot;&amp;[.D26];&quot;,&quot;;&quot;&quot;)" office:value-type="string" office:string-value="78L05SMD IC4">
            <text:p>78L05SMD IC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26</text:p>
          </table:table-cell>
          <table:table-cell table:style-name="ce2"/>
          <table:table-cell table:formula="of:=[.A27]*2" office:value-type="float" office:value="2">
            <text:p>2</text:p>
          </table:table-cell>
          <table:table-cell table:formula="of:=MID([.E27];9;7)">
            <text:p/>
          </table:table-cell>
          <table:table-cell table:formula="of:=IF([.G27]&lt;&gt;&quot;&quot;;[.G27]&amp;&quot;,&quot;&amp;[.F27]&amp;&quot;, &quot;&amp;[.I27];&quot;&quot;)">
            <text:p/>
          </table:table-cell>
          <table:table-cell table:formula="of:=SUBSTITUTE([.C27]&amp;&quot; &quot;&amp;[.D27];&quot;,&quot;;&quot;&quot;)" office:value-type="string" office:string-value="R-EU_R0603 R26">
            <text:p>R-EU_R0603 R26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603K</text:p>
          </table:table-cell>
          <table:table-cell office:value-type="string">
            <text:p>C1, C2, C3, C4, C5, C6, C9, C14, C16, C17, C18, C23, C24, C25, C26, C27, C28, C29, C36, C37</text:p>
          </table:table-cell>
          <table:table-cell table:style-name="ce2"/>
          <table:table-cell table:formula="of:=[.A28]*2" office:value-type="float" office:value="40">
            <text:p>40</text:p>
          </table:table-cell>
          <table:table-cell table:formula="of:=MID([.E28];9;7)">
            <text:p/>
          </table:table-cell>
          <table:table-cell table:formula="of:=IF([.G28]&lt;&gt;&quot;&quot;;[.G28]&amp;&quot;,&quot;&amp;[.F28]&amp;&quot;, &quot;&amp;[.I28];&quot;&quot;)">
            <text:p/>
          </table:table-cell>
          <table:table-cell table:formula="of:=SUBSTITUTE([.C28]&amp;&quot; &quot;&amp;[.D28];&quot;,&quot;;&quot;&quot;)" office:value-type="string" office:string-value="C-EUC0603K C1 C2 C3 C4 C5 C6 C9 C14 C16 C17 C18 C23 C24 C25 C26 C27 C28 C29 C36 C37">
            <text:p>C-EUC0603K C1 C2 C3 C4 C5 C6 C9 C14 C16 C17 C18 C23 C24 C25 C26 C27 C28 C29 C36 C37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u Tan</text:p>
          </table:table-cell>
          <table:table-cell office:value-type="string">
            <text:p>CPOL-EUSMCC</text:p>
          </table:table-cell>
          <table:table-cell office:value-type="string">
            <text:p>C19, C20</text:p>
          </table:table-cell>
          <table:table-cell office:value-type="string">
            <text:p>Farnell 1754066</text:p>
          </table:table-cell>
          <table:table-cell table:formula="of:=[.A29]*2" office:value-type="float" office:value="4">
            <text:p>4</text:p>
          </table:table-cell>
          <table:table-cell table:formula="of:=MID([.E29];9;7)" office:value-type="string" office:string-value="1754066">
            <text:p>1754066</text:p>
          </table:table-cell>
          <table:table-cell table:formula="of:=IF([.G29]&lt;&gt;&quot;&quot;;[.G29]&amp;&quot;,&quot;&amp;[.F29]&amp;&quot;, &quot;&amp;[.I29];&quot;&quot;)" office:value-type="string" office:string-value="1754066,4, CPOL-EUSMCC C19 C20">
            <text:p>1754066,4, CPOL-EUSMCC C19 C20</text:p>
          </table:table-cell>
          <table:table-cell table:formula="of:=SUBSTITUTE([.C29]&amp;&quot; &quot;&amp;[.D29];&quot;,&quot;;&quot;&quot;)" office:value-type="string" office:string-value="CPOL-EUSMCC C19 C20">
            <text:p>CPOL-EUSMCC C19 C2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0µF / 25V</text:p>
          </table:table-cell>
          <table:table-cell office:value-type="string">
            <text:p>CPOL-EUE3.5-8</text:p>
          </table:table-cell>
          <table:table-cell office:value-type="string">
            <text:p>C7, C8</text:p>
          </table:table-cell>
          <table:table-cell office:value-type="string">
            <text:p>Farnell 1219469</text:p>
          </table:table-cell>
          <table:table-cell table:style-name="ce4" office:value-type="float" office:value="50">
            <text:p>50</text:p>
          </table:table-cell>
          <table:table-cell table:formula="of:=MID([.E30];9;7)" office:value-type="string" office:string-value="1219469">
            <text:p>1219469</text:p>
          </table:table-cell>
          <table:table-cell table:formula="of:=IF([.G30]&lt;&gt;&quot;&quot;;[.G30]&amp;&quot;,&quot;&amp;[.F30]&amp;&quot;, &quot;&amp;[.I30];&quot;&quot;)" office:value-type="string" office:string-value="1219469,50, CPOL-EUE3.5-8 C7 C8">
            <text:p>1219469,50, CPOL-EUE3.5-8 C7 C8</text:p>
          </table:table-cell>
          <table:table-cell table:formula="of:=SUBSTITUTE([.C30]&amp;&quot; &quot;&amp;[.D30];&quot;,&quot;;&quot;&quot;)" office:value-type="string" office:string-value="CPOL-EUE3.5-8 C7 C8">
            <text:p>CPOL-EUE3.5-8 C7 C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string">
            <text:p>R-EU_R0603</text:p>
          </table:table-cell>
          <table:table-cell office:value-type="string">
            <text:p>R74, R76</text:p>
          </table:table-cell>
          <table:table-cell table:style-name="ce2"/>
          <table:table-cell table:formula="of:=[.A31]*2" office:value-type="float" office:value="4">
            <text:p>4</text:p>
          </table:table-cell>
          <table:table-cell table:formula="of:=MID([.E31];9;7)">
            <text:p/>
          </table:table-cell>
          <table:table-cell table:formula="of:=IF([.G31]&lt;&gt;&quot;&quot;;[.G31]&amp;&quot;,&quot;&amp;[.F31]&amp;&quot;, &quot;&amp;[.I31];&quot;&quot;)">
            <text:p/>
          </table:table-cell>
          <table:table-cell table:formula="of:=SUBSTITUTE([.C31]&amp;&quot; &quot;&amp;[.D31];&quot;,&quot;;&quot;&quot;)" office:value-type="string" office:string-value="R-EU_R0603 R74 R76">
            <text:p>R-EU_R0603 R74 R7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12</text:p>
          </table:table-cell>
          <table:table-cell table:style-name="ce2"/>
          <table:table-cell table:formula="of:=[.A32]*2" office:value-type="float" office:value="2">
            <text:p>2</text:p>
          </table:table-cell>
          <table:table-cell table:formula="of:=MID([.E32];9;7)">
            <text:p/>
          </table:table-cell>
          <table:table-cell table:formula="of:=IF([.G32]&lt;&gt;&quot;&quot;;[.G32]&amp;&quot;,&quot;&amp;[.F32]&amp;&quot;, &quot;&amp;[.I32];&quot;&quot;)">
            <text:p/>
          </table:table-cell>
          <table:table-cell table:formula="of:=SUBSTITUTE([.C32]&amp;&quot; &quot;&amp;[.D32];&quot;,&quot;;&quot;&quot;)" office:value-type="string" office:string-value="R-EU_R0805 R12">
            <text:p>R-EU_R0805 R12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0µF/35V</text:p>
          </table:table-cell>
          <table:table-cell office:value-type="string">
            <text:p>CPOL</text:p>
          </table:table-cell>
          <table:table-cell office:value-type="string">
            <text:p>C10, C34</text:p>
          </table:table-cell>
          <table:table-cell office:value-type="string">
            <text:p>Farnell 1219476</text:p>
          </table:table-cell>
          <table:table-cell table:formula="of:=[.A33]*2" office:value-type="float" office:value="4">
            <text:p>4</text:p>
          </table:table-cell>
          <table:table-cell table:formula="of:=MID([.E33];9;7)" office:value-type="string" office:string-value="1219476">
            <text:p>1219476</text:p>
          </table:table-cell>
          <table:table-cell table:formula="of:=IF([.G33]&lt;&gt;&quot;&quot;;[.G33]&amp;&quot;,&quot;&amp;[.F33]&amp;&quot;, &quot;&amp;[.I33];&quot;&quot;)" office:value-type="string" office:string-value="1219476,4, CPOL C10 C34">
            <text:p>1219476,4, CPOL C10 C34</text:p>
          </table:table-cell>
          <table:table-cell table:formula="of:=SUBSTITUTE([.C33]&amp;&quot; &quot;&amp;[.D33];&quot;,&quot;;&quot;&quot;)" office:value-type="string" office:string-value="CPOL C10 C34">
            <text:p>CPOL C10 C34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VR_XMEGA_A4_44A</text:p>
          </table:table-cell>
          <table:table-cell office:value-type="string">
            <text:p>IC3</text:p>
          </table:table-cell>
          <table:table-cell office:value-type="string">
            <text:p>http://shop.embedit.de/product__809.php</text:p>
          </table:table-cell>
          <table:table-cell table:formula="of:=[.A34]*2" office:value-type="float" office:value="2">
            <text:p>2</text:p>
          </table:table-cell>
          <table:table-cell/>
          <table:table-cell table:formula="of:=IF([.G34]&lt;&gt;&quot;&quot;;[.G34]&amp;&quot;,&quot;&amp;[.F34]&amp;&quot;, &quot;&amp;[.I34];&quot;&quot;)">
            <text:p/>
          </table:table-cell>
          <table:table-cell table:formula="of:=SUBSTITUTE([.C34]&amp;&quot; &quot;&amp;[.D34];&quot;,&quot;;&quot;&quot;)" office:value-type="string" office:string-value="AVR_XMEGA_A4_44A IC3">
            <text:p>AVR_XMEGA_A4_44A IC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BC817-25SMD</text:p>
          </table:table-cell>
          <table:table-cell office:value-type="string">
            <text:p>Q7, Q8, Q9, Q10, Q11</text:p>
          </table:table-cell>
          <table:table-cell office:value-type="string">
            <text:p>Farnell 1081223</text:p>
          </table:table-cell>
          <table:table-cell table:formula="of:=[.A35]*2" office:value-type="float" office:value="10">
            <text:p>10</text:p>
          </table:table-cell>
          <table:table-cell/>
          <table:table-cell table:formula="of:=IF([.G35]&lt;&gt;&quot;&quot;;[.G35]&amp;&quot;,&quot;&amp;[.F35]&amp;&quot;, &quot;&amp;[.I35];&quot;&quot;)">
            <text:p/>
          </table:table-cell>
          <table:table-cell table:formula="of:=SUBSTITUTE([.C35]&amp;&quot; &quot;&amp;[.D35];&quot;,&quot;;&quot;&quot;)" office:value-type="string" office:string-value="BC817-25SMD Q7 Q8 Q9 Q10 Q11">
            <text:p>BC817-25SMD Q7 Q8 Q9 Q10 Q1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OILCRAFT_D333</text:p>
          </table:table-cell>
          <table:table-cell office:value-type="string">
            <text:p>L1</text:p>
          </table:table-cell>
          <table:table-cell table:style-name="ce2"/>
          <table:table-cell table:formula="of:=[.A36]*2" office:value-type="float" office:value="2">
            <text:p>2</text:p>
          </table:table-cell>
          <table:table-cell table:formula="of:=MID([.E36];9;7)">
            <text:p/>
          </table:table-cell>
          <table:table-cell table:formula="of:=IF([.G36]&lt;&gt;&quot;&quot;;[.G36]&amp;&quot;,&quot;&amp;[.F36]&amp;&quot;, &quot;&amp;[.I36];&quot;&quot;)">
            <text:p/>
          </table:table-cell>
          <table:table-cell table:formula="of:=SUBSTITUTE([.C36]&amp;&quot; &quot;&amp;[.D36];&quot;,&quot;;&quot;&quot;)" office:value-type="string" office:string-value="COILCRAFT_D333 L1">
            <text:p>COILCRAFT_D333 L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FDC6401N</text:p>
          </table:table-cell>
          <table:table-cell office:value-type="string">
            <text:p>T7, T8, T9</text:p>
          </table:table-cell>
          <table:table-cell office:value-type="string">
            <text:p>Farnell 1467966</text:p>
          </table:table-cell>
          <table:table-cell office:value-type="float" office:value="8">
            <text:p>8</text:p>
          </table:table-cell>
          <table:table-cell table:formula="of:=MID([.E37];9;7)" office:value-type="string" office:string-value="1467966">
            <text:p>1467966</text:p>
          </table:table-cell>
          <table:table-cell table:formula="of:=IF([.G37]&lt;&gt;&quot;&quot;;[.G37]&amp;&quot;,&quot;&amp;[.F37]&amp;&quot;, &quot;&amp;[.I37];&quot;&quot;)" office:value-type="string" office:string-value="1467966,8, FDC6401N T7 T8 T9">
            <text:p>1467966,8, FDC6401N T7 T8 T9</text:p>
          </table:table-cell>
          <table:table-cell table:formula="of:=SUBSTITUTE([.C37]&amp;&quot; &quot;&amp;[.D37];&quot;,&quot;;&quot;&quot;)" office:value-type="string" office:string-value="FDC6401N T7 T8 T9">
            <text:p>FDC6401N T7 T8 T9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se 10A</text:p>
          </table:table-cell>
          <table:table-cell office:value-type="string">
            <text:p>R-EU_WSC2515</text:p>
          </table:table-cell>
          <table:table-cell office:value-type="string">
            <text:p>F1, F2</text:p>
          </table:table-cell>
          <table:table-cell office:value-type="string">
            <text:p>RS 131-505</text:p>
          </table:table-cell>
          <table:table-cell table:formula="of:=[.A38]*2" office:value-type="float" office:value="4">
            <text:p>4</text:p>
          </table:table-cell>
          <table:table-cell/>
          <table:table-cell table:formula="of:=IF([.G38]&lt;&gt;&quot;&quot;;[.G38]&amp;&quot;,&quot;&amp;[.F38]&amp;&quot;, &quot;&amp;[.I38];&quot;&quot;)">
            <text:p/>
          </table:table-cell>
          <table:table-cell table:formula="of:=SUBSTITUTE([.C38]&amp;&quot; &quot;&amp;[.D38];&quot;,&quot;;&quot;&quot;)" office:value-type="string" office:string-value="R-EU_WSC2515 F1 F2">
            <text:p>R-EU_WSC2515 F1 F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LD217</text:p>
          </table:table-cell>
          <table:table-cell office:value-type="string">
            <text:p>OK1</text:p>
          </table:table-cell>
          <table:table-cell office:value-type="string">
            <text:p>Farnell 1469512</text:p>
          </table:table-cell>
          <table:table-cell office:value-type="float" office:value="4">
            <text:p>4</text:p>
          </table:table-cell>
          <table:table-cell table:formula="of:=MID([.E39];9;7)" office:value-type="string" office:string-value="1469512">
            <text:p>1469512</text:p>
          </table:table-cell>
          <table:table-cell table:formula="of:=IF([.G39]&lt;&gt;&quot;&quot;;[.G39]&amp;&quot;,&quot;&amp;[.F39]&amp;&quot;, &quot;&amp;[.I39];&quot;&quot;)" office:value-type="string" office:string-value="1469512,4, ILD217 OK1">
            <text:p>1469512,4, ILD217 OK1</text:p>
          </table:table-cell>
          <table:table-cell table:formula="of:=SUBSTITUTE([.C39]&amp;&quot; &quot;&amp;[.D39];&quot;,&quot;;&quot;&quot;)" office:value-type="string" office:string-value="ILD217 OK1">
            <text:p>ILD217 OK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IR2181=NCP5181</text:p>
          </table:table-cell>
          <table:table-cell office:value-type="string">
            <text:p>U$5, U$6</text:p>
          </table:table-cell>
          <table:table-cell office:value-type="string">
            <text:p>Farnell 1547140</text:p>
          </table:table-cell>
          <table:table-cell office:value-type="float" office:value="10">
            <text:p>10</text:p>
          </table:table-cell>
          <table:table-cell table:formula="of:=MID([.E40];9;7)" office:value-type="string" office:string-value="1547140">
            <text:p>1547140</text:p>
          </table:table-cell>
          <table:table-cell table:formula="of:=IF([.G40]&lt;&gt;&quot;&quot;;[.G40]&amp;&quot;,&quot;&amp;[.F40]&amp;&quot;, &quot;&amp;[.I40];&quot;&quot;)" office:value-type="string" office:string-value="1547140,10, IR2181=NCP5181 U$5 U$6">
            <text:p>1547140,10, IR2181=NCP5181 U$5 U$6</text:p>
          </table:table-cell>
          <table:table-cell table:formula="of:=SUBSTITUTE([.C40]&amp;&quot; &quot;&amp;[.D40];&quot;,&quot;;&quot;&quot;)" office:value-type="string" office:string-value="IR2181=NCP5181 U$5 U$6">
            <text:p>IR2181=NCP5181 U$5 U$6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L43-GS08</text:p>
          </table:table-cell>
          <table:table-cell office:value-type="string">
            <text:p>DIODE-SOD80C</text:p>
          </table:table-cell>
          <table:table-cell office:value-type="string">
            <text:p>D1, D2, D3, D4</text:p>
          </table:table-cell>
          <table:table-cell office:value-type="string">
            <text:p>Farnell 1779222 oder alt. 9804226</text:p>
          </table:table-cell>
          <table:table-cell office:value-type="float" office:value="25">
            <text:p>25</text:p>
          </table:table-cell>
          <table:table-cell table:formula="of:=MID([.E41];9;7)" office:value-type="string" office:string-value="1779222">
            <text:p>1779222</text:p>
          </table:table-cell>
          <table:table-cell table:formula="of:=IF([.G41]&lt;&gt;&quot;&quot;;[.G41]&amp;&quot;,&quot;&amp;[.F41]&amp;&quot;, &quot;&amp;[.I41];&quot;&quot;)" office:value-type="string" office:string-value="1779222,25, DIODE-SOD80C D1 D2 D3 D4">
            <text:p>1779222,25, DIODE-SOD80C D1 D2 D3 D4</text:p>
          </table:table-cell>
          <table:table-cell table:formula="of:=SUBSTITUTE([.C41]&amp;&quot; &quot;&amp;[.D41];&quot;,&quot;;&quot;&quot;)" office:value-type="string" office:string-value="DIODE-SOD80C D1 D2 D3 D4">
            <text:p>DIODE-SOD80C D1 D2 D3 D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224D</text:p>
          </table:table-cell>
          <table:table-cell office:value-type="string">
            <text:p>LM324D</text:p>
          </table:table-cell>
          <table:table-cell office:value-type="string">
            <text:p>IC1, IC2</text:p>
          </table:table-cell>
          <table:table-cell office:value-type="string">
            <text:p>Farnell 1426352 Reichelt</text:p>
          </table:table-cell>
          <table:table-cell office:value-type="float" office:value="25">
            <text:p>25</text:p>
          </table:table-cell>
          <table:table-cell table:formula="of:=MID([.E42];9;7)" office:value-type="string" office:string-value="1426352">
            <text:p>1426352</text:p>
          </table:table-cell>
          <table:table-cell table:formula="of:=IF([.G42]&lt;&gt;&quot;&quot;;[.G42]&amp;&quot;,&quot;&amp;[.F42]&amp;&quot;, &quot;&amp;[.I42];&quot;&quot;)" office:value-type="string" office:string-value="1426352,25, LM324D IC1 IC2">
            <text:p>1426352,25, LM324D IC1 IC2</text:p>
          </table:table-cell>
          <table:table-cell table:formula="of:=SUBSTITUTE([.C42]&amp;&quot; &quot;&amp;[.D42];&quot;,&quot;;&quot;&quot;)" office:value-type="string" office:string-value="LM324D IC1 IC2">
            <text:p>LM324D IC1 IC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U$1</text:p>
          </table:table-cell>
          <table:table-cell table:style-name="ce2"/>
          <table:table-cell table:formula="of:=[.A43]*2" office:value-type="float" office:value="2">
            <text:p>2</text:p>
          </table:table-cell>
          <table:table-cell table:formula="of:=MID([.E43];9;7)">
            <text:p/>
          </table:table-cell>
          <table:table-cell table:formula="of:=IF([.G43]&lt;&gt;&quot;&quot;;[.G43]&amp;&quot;,&quot;&amp;[.F43]&amp;&quot;, &quot;&amp;[.I43];&quot;&quot;)">
            <text:p/>
          </table:table-cell>
          <table:table-cell table:formula="of:=SUBSTITUTE([.C43]&amp;&quot; &quot;&amp;[.D43];&quot;,&quot;;&quot;&quot;)" office:value-type="string" office:string-value="LM1117 U$1">
            <text:p>LM1117 U$1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MOSFET-NIRLR8743</text:p>
          </table:table-cell>
          <table:table-cell office:value-type="string">
            <text:p>T1, T2, T3, T4, T5, T6, T11</text:p>
          </table:table-cell>
          <table:table-cell office:value-type="string">
            <text:p>Farnell 1551908</text:p>
          </table:table-cell>
          <table:table-cell office:value-type="float" office:value="100">
            <text:p>100</text:p>
          </table:table-cell>
          <table:table-cell table:formula="of:=MID([.E44];9;7)" office:value-type="string" office:string-value="1551908">
            <text:p>1551908</text:p>
          </table:table-cell>
          <table:table-cell table:formula="of:=IF([.G44]&lt;&gt;&quot;&quot;;[.G44]&amp;&quot;,&quot;&amp;[.F44]&amp;&quot;, &quot;&amp;[.I44];&quot;&quot;)" office:value-type="string" office:string-value="1551908,100, MOSFET-NIRLR8743 T1 T2 T3 T4 T5 T6 T11">
            <text:p>1551908,100, MOSFET-NIRLR8743 T1 T2 T3 T4 T5 T6 T11</text:p>
          </table:table-cell>
          <table:table-cell table:formula="of:=SUBSTITUTE([.C44]&amp;&quot; &quot;&amp;[.D44];&quot;,&quot;;&quot;&quot;)" office:value-type="string" office:string-value="MOSFET-NIRLR8743 T1 T2 T3 T4 T5 T6 T11">
            <text:p>MOSFET-NIRLR8743 T1 T2 T3 T4 T5 T6 T1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B12K00103JBB</text:p>
          </table:table-cell>
          <table:table-cell office:value-type="string">
            <text:p>R-EU_R0603</text:p>
          </table:table-cell>
          <table:table-cell office:value-type="string">
            <text:p>R7, R23</text:p>
          </table:table-cell>
          <table:table-cell office:value-type="string">
            <text:p>Farnell 9528075</text:p>
          </table:table-cell>
          <table:table-cell office:value-type="float" office:value="5">
            <text:p>5</text:p>
          </table:table-cell>
          <table:table-cell table:formula="of:=MID([.E45];9;7)" office:value-type="string" office:string-value="9528075">
            <text:p>9528075</text:p>
          </table:table-cell>
          <table:table-cell table:formula="of:=IF([.G45]&lt;&gt;&quot;&quot;;[.G45]&amp;&quot;,&quot;&amp;[.F45]&amp;&quot;, &quot;&amp;[.I45];&quot;&quot;)" office:value-type="string" office:string-value="9528075,5, R-EU_R0603 R7 R23">
            <text:p>9528075,5, R-EU_R0603 R7 R23</text:p>
          </table:table-cell>
          <table:table-cell table:formula="of:=SUBSTITUTE([.C45]&amp;&quot; &quot;&amp;[.D45];&quot;,&quot;;&quot;&quot;)" office:value-type="string" office:string-value="R-EU_R0603 R7 R23">
            <text:p>R-EU_R0603 R7 R23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SOLPAD3MM</text:p>
          </table:table-cell>
          <table:table-cell office:value-type="string">
            <text:p>BATT+, BATT-, COIL1, COIL2, SUPP+, SUPP-</text:p>
          </table:table-cell>
          <table:table-cell table:style-name="ce2"/>
          <table:table-cell table:formula="of:=[.A46]*2" office:value-type="float" office:value="12">
            <text:p>12</text:p>
          </table:table-cell>
          <table:table-cell table:formula="of:=MID([.E46];9;7)">
            <text:p/>
          </table:table-cell>
          <table:table-cell table:formula="of:=IF([.G46]&lt;&gt;&quot;&quot;;[.G46]&amp;&quot;,&quot;&amp;[.F46]&amp;&quot;, &quot;&amp;[.I46];&quot;&quot;)">
            <text:p/>
          </table:table-cell>
          <table:table-cell table:formula="of:=SUBSTITUTE([.C46]&amp;&quot; &quot;&amp;[.D46];&quot;,&quot;;&quot;&quot;)" office:value-type="string" office:string-value="SOLPAD3MM BATT+ BATT- COIL1 COIL2 SUPP+ SUPP-">
            <text:p>SOLPAD3MM BATT+ BATT- COIL1 COIL2 SUPP+ SUPP-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TPTP15R</text:p>
          </table:table-cell>
          <table:table-cell office:value-type="string">
            <text:p>TP1, TP2, TP3, TP4</text:p>
          </table:table-cell>
          <table:table-cell table:style-name="ce2"/>
          <table:table-cell table:formula="of:=[.A47]*2" office:value-type="float" office:value="8">
            <text:p>8</text:p>
          </table:table-cell>
          <table:table-cell table:formula="of:=MID([.E47];9;7)">
            <text:p/>
          </table:table-cell>
          <table:table-cell table:formula="of:=IF([.G47]&lt;&gt;&quot;&quot;;[.G47]&amp;&quot;,&quot;&amp;[.F47]&amp;&quot;, &quot;&amp;[.I47];&quot;&quot;)">
            <text:p/>
          </table:table-cell>
          <table:table-cell table:formula="of:=SUBSTITUTE([.C47]&amp;&quot; &quot;&amp;[.D47];&quot;,&quot;;&quot;&quot;)" office:value-type="string" office:string-value="TPTP15R TP1 TP2 TP3 TP4">
            <text:p>TPTP15R TP1 TP2 TP3 TP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x1</text:p>
          </table:table-cell>
          <table:table-cell office:value-type="string">
            <text:p>MA04-1</text:p>
          </table:table-cell>
          <table:table-cell office:value-type="string">
            <text:p>SV2</text:p>
          </table:table-cell>
          <table:table-cell table:style-name="ce2"/>
          <table:table-cell table:formula="of:=[.A48]*2" office:value-type="float" office:value="2">
            <text:p>2</text:p>
          </table:table-cell>
          <table:table-cell table:formula="of:=MID([.E48];9;7)">
            <text:p/>
          </table:table-cell>
          <table:table-cell table:formula="of:=IF([.G48]&lt;&gt;&quot;&quot;;[.G48]&amp;&quot;,&quot;&amp;[.F48]&amp;&quot;, &quot;&amp;[.I48];&quot;&quot;)">
            <text:p/>
          </table:table-cell>
          <table:table-cell table:formula="of:=SUBSTITUTE([.C48]&amp;&quot; &quot;&amp;[.D48];&quot;,&quot;;&quot;&quot;)" office:value-type="string" office:string-value="MA04-1 SV2">
            <text:p>MA04-1 SV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m</text:p>
          </table:table-cell>
          <table:table-cell office:value-type="string">
            <text:p>ML6L</text:p>
          </table:table-cell>
          <table:table-cell office:value-type="string">
            <text:p>SV4</text:p>
          </table:table-cell>
          <table:table-cell office:value-type="string">
            <text:p>Farnell 1096979 Bu 1097021</text:p>
          </table:table-cell>
          <table:table-cell table:formula="of:=[.A49]*2" office:value-type="float" office:value="2">
            <text:p>2</text:p>
          </table:table-cell>
          <table:table-cell table:formula="of:=MID([.E49];9;7)" office:value-type="string" office:string-value="1096979">
            <text:p>1096979</text:p>
          </table:table-cell>
          <table:table-cell table:formula="of:=IF([.G49]&lt;&gt;&quot;&quot;;[.G49]&amp;&quot;,&quot;&amp;[.F49]&amp;&quot;, &quot;&amp;[.I49];&quot;&quot;)" office:value-type="string" office:string-value="1096979,2, ML6L SV4">
            <text:p>1096979,2, ML6L SV4</text:p>
          </table:table-cell>
          <table:table-cell table:formula="of:=SUBSTITUTE([.C49]&amp;&quot; &quot;&amp;[.D49];&quot;,&quot;;&quot;&quot;)" office:value-type="string" office:string-value="ML6L SV4">
            <text:p>ML6L SV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coder</text:p>
          </table:table-cell>
          <table:table-cell office:value-type="string">
            <text:p>MA04-1</text:p>
          </table:table-cell>
          <table:table-cell office:value-type="string">
            <text:p>AUX2</text:p>
          </table:table-cell>
          <table:table-cell table:style-name="ce2"/>
          <table:table-cell table:formula="of:=[.A50]*2" office:value-type="float" office:value="2">
            <text:p>2</text:p>
          </table:table-cell>
          <table:table-cell table:formula="of:=MID([.E50];9;7)">
            <text:p/>
          </table:table-cell>
          <table:table-cell table:formula="of:=IF([.G50]&lt;&gt;&quot;&quot;;[.G50]&amp;&quot;,&quot;&amp;[.F50]&amp;&quot;, &quot;&amp;[.I50];&quot;&quot;)">
            <text:p/>
          </table:table-cell>
          <table:table-cell table:formula="of:=SUBSTITUTE([.C50]&amp;&quot; &quot;&amp;[.D50];&quot;,&quot;;&quot;&quot;)" office:value-type="string" office:string-value="MA04-1 AUX2">
            <text:p>MA04-1 AUX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re</text:p>
          </table:table-cell>
          <table:table-cell office:value-type="string">
            <text:p>MA07-1</text:p>
          </table:table-cell>
          <table:table-cell office:value-type="string">
            <text:p>SV1</text:p>
          </table:table-cell>
          <table:table-cell table:style-name="Default"/>
          <table:table-cell table:formula="of:=[.A51]*2" office:value-type="float" office:value="2">
            <text:p>2</text:p>
          </table:table-cell>
          <table:table-cell table:formula="of:=MID([.E51];9;7)">
            <text:p/>
          </table:table-cell>
          <table:table-cell table:formula="of:=IF([.G51]&lt;&gt;&quot;&quot;;[.G51]&amp;&quot;,&quot;&amp;[.F51]&amp;&quot;, &quot;&amp;[.I51];&quot;&quot;)">
            <text:p/>
          </table:table-cell>
          <table:table-cell table:formula="of:=SUBSTITUTE([.C51]&amp;&quot; &quot;&amp;[.D51];&quot;,&quot;;&quot;&quot;)" office:value-type="string" office:string-value="MA07-1 SV1">
            <text:p>MA07-1 SV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 table:style-name="Default"/>
          <table:table-cell table:style-name="Default"/>
          <table:table-cell table:style-name="ce1"/>
          <table:table-cell table:formula="of:=IF([.G52]&lt;&gt;&quot;&quot;;[.G52]&amp;&quot;,&quot;&amp;[.F52]&amp;&quot;, &quot;&amp;[.I52];&quot;&quot;)">
            <text:p/>
          </table:table-cell>
          <table:table-cell table:formula="of:=SUBSTITUTE([.C52]&amp;&quot; &quot;&amp;[.D52];&quot;,&quot;;&quot;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IRLR8726PBF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98305">
            <text:p>1698305</text:p>
          </table:table-cell>
          <table:table-cell table:formula="of:=IF([.G53]&lt;&gt;&quot;&quot;;[.G53]&amp;&quot;,&quot;&amp;[.F53]&amp;&quot;, &quot;&amp;[.I53];&quot;&quot;)" office:value-type="string" office:string-value="1698305,1, IRLR8726PBF  ">
            <text:p>1698305,1, IRLR8726PBF <text:s/></text:p>
          </table:table-cell>
          <table:table-cell table:formula="of:=SUBSTITUTE([.C53]&amp;&quot; &quot;&amp;[.D53];&quot;,&quot;;&quot;&quot;)" office:value-type="string" office:string-value="IRLR8726PBF  ">
            <text:p>IRLR8726PBF <text:s/>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" office:value-type="string">
            <text:p>IRLR8721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551907">
            <text:p>1551907</text:p>
          </table:table-cell>
          <table:table-cell table:formula="of:=IF([.G54]&lt;&gt;&quot;&quot;;[.G54]&amp;&quot;,&quot;&amp;[.F54]&amp;&quot;, &quot;&amp;[.I54];&quot;&quot;)" office:value-type="string" office:string-value="1551907,1, IRLR8721  ">
            <text:p>1551907,1, IRLR8721 <text:s/></text:p>
          </table:table-cell>
          <table:table-cell table:formula="of:=SUBSTITUTE([.C54]&amp;&quot; &quot;&amp;[.D54];&quot;,&quot;;&quot;&quot;)" office:value-type="string" office:string-value="IRLR8721  ">
            <text:p>IRLR8721 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bu 6</text:p>
          </table:table-cell>
          <table:table-cell table:style-name="Default"/>
          <table:table-cell/>
          <table:table-cell table:style-name="ce1" office:value-type="float" office:value="4">
            <text:p>4</text:p>
          </table:table-cell>
          <table:table-cell office:value-type="float" office:value="1097021">
            <text:p>1097021</text:p>
          </table:table-cell>
          <table:table-cell table:formula="of:=IF([.G55]&lt;&gt;&quot;&quot;;[.G55]&amp;&quot;,&quot;&amp;[.F55]&amp;&quot;, &quot;&amp;[.I55];&quot;&quot;)" office:value-type="string" office:string-value="1097021,4, bu 6 ">
            <text:p>1097021,4, bu 6 </text:p>
          </table:table-cell>
          <table:table-cell table:formula="of:=SUBSTITUTE([.C55]&amp;&quot; &quot;&amp;[.D55];&quot;,&quot;;&quot;&quot;)" office:value-type="string" office:string-value="bu 6 ">
            <text:p>bu 6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Bu10</text:p>
          </table:table-cell>
          <table:table-cell table:style-name="Default"/>
          <table:table-cell table:style-name="Default"/>
          <table:table-cell table:style-name="Default" office:value-type="float" office:value="3">
            <text:p>3</text:p>
          </table:table-cell>
          <table:table-cell table:style-name="ce1" office:value-type="float" office:value="1099236">
            <text:p>1099236</text:p>
          </table:table-cell>
          <table:table-cell table:formula="of:=IF([.G56]&lt;&gt;&quot;&quot;;[.G56]&amp;&quot;,&quot;&amp;[.F56]&amp;&quot;, &quot;&amp;[.I56];&quot;&quot;)" office:value-type="string" office:string-value="1099236,3, Bu10 ">
            <text:p>1099236,3, Bu10 </text:p>
          </table:table-cell>
          <table:table-cell table:formula="of:=SUBSTITUTE([.C56]&amp;&quot; &quot;&amp;[.D56];&quot;,&quot;;&quot;&quot;)" office:value-type="string" office:string-value="Bu10 ">
            <text:p>Bu10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100nf</text:p>
          </table:table-cell>
          <table:table-cell table:style-name="Default"/>
          <table:table-cell table:style-name="Default"/>
          <table:table-cell table:style-name="Default" office:value-type="float" office:value="1000">
            <text:p>1000</text:p>
          </table:table-cell>
          <table:table-cell table:style-name="ce1" office:value-type="string">
            <text:p><text:a xlink:href="http://de.farnell.com/kemet/c0603c104k5rac-tu/capacitor-mlcc-0603-50v-0-1uf/dp/1692286">1692286</text:a></text:p>
          </table:table-cell>
          <table:table-cell table:formula="of:=IF([.G57]&lt;&gt;&quot;&quot;;[.G57]&amp;&quot;,&quot;&amp;[.F57]&amp;&quot;, &quot;&amp;[.I57];&quot;&quot;)" office:value-type="string" office:string-value="1692286,1000, 100nf ">
            <text:p>1692286,1000, 100nf </text:p>
          </table:table-cell>
          <table:table-cell table:formula="of:=SUBSTITUTE([.C57]&amp;&quot; &quot;&amp;[.D57];&quot;,&quot;;&quot;&quot;)" office:value-type="string" office:string-value="100nf ">
            <text:p>100nf </text:p>
          </table:table-cell>
          <table:table-cell table:number-columns-repeated="1015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E6553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31">31.01.2010</text:date>, <text:time>11:57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31T11:52:58.20</meta:creation-date>
    <meta:editing-duration>PT00H04M29S</meta:editing-duration>
    <meta:editing-cycles>2</meta:editing-cycles>
    <meta:generator>OpenOffice.org/3.1$Win32 OpenOffice.org_project/310m19$Build-9420</meta:generator>
    <dc:date>2010-01-31T11:57:22</dc:date>
    <dc:creator>Fabian Huslik</dc:creator>
    <meta:document-statistic meta:table-count="3" meta:cell-count="493" meta:object-count="0"/>
  </office:meta>
</office:document-meta>
</file>